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0000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ff"/>
    </style:style>
    <style:style style:name="gr4" style:family="graphic" style:parent-style-name="standard">
      <style:graphic-properties svg:stroke-width="0.1cm" draw:fill-color="#c0c0c0"/>
    </style:style>
    <style:style style:name="gr5" style:family="graphic" style:parent-style-name="standard">
      <style:graphic-properties svg:stroke-width="0.1cm" draw:fill-color="#e6e6e6"/>
    </style:style>
    <style:style style:name="gr6" style:family="graphic" style:parent-style-name="standard">
      <style:graphic-properties svg:stroke-width="0.1cm" draw:fill-color="#800000"/>
    </style:style>
  </office:automatic-styles>
  <office:body>
    <office:drawing>
      <draw:page draw:name="page1" draw:style-name="dp1" draw:master-page-name="Default">
        <draw:g>
          <draw:glue-point draw:id="4" svg:x="-2.5cm" svg:y="1.667cm"/>
          <draw:glue-point draw:id="5" svg:x="5cm" svg:y="-3.333cm"/>
          <draw:glue-point draw:id="6" svg:x="5cm" svg:y="0cm"/>
          <draw:glue-point draw:id="7" svg:x="-2.5cm" svg:y="5cm"/>
          <draw:glue-point draw:id="8" svg:x="1.25cm" svg:y="-0.833cm"/>
          <draw:glue-point draw:id="9" svg:x="5cm" svg:y="-1.667cm"/>
          <draw:glue-point draw:id="10" svg:x="1.25cm" svg:y="2.5cm"/>
          <draw:glue-point draw:id="11" svg:x="-2.5cm" svg:y="1.667cm"/>
          <draw:glue-point draw:id="12" svg:x="5cm" svg:y="-3.333cm"/>
          <draw:glue-point draw:id="13" svg:x="5cm" svg:y="0cm"/>
          <draw:glue-point draw:id="14" svg:x="-2.5cm" svg:y="5cm"/>
          <draw:glue-point draw:id="15" svg:x="1.25cm" svg:y="-0.833cm"/>
          <draw:glue-point draw:id="16" svg:x="5cm" svg:y="-1.667cm"/>
          <draw:glue-point draw:id="17" svg:x="1.25cm" svg:y="2.5cm"/>
          <draw:glue-point draw:id="18" svg:x="-2.187cm" svg:y="2.083cm"/>
          <draw:glue-point draw:id="19" svg:x="-1.563cm" svg:y="1.667cm"/>
          <draw:glue-point draw:id="20" svg:x="-1.563cm" svg:y="2.917cm"/>
          <draw:glue-point draw:id="21" svg:x="-2.187cm" svg:y="3.333cm"/>
          <draw:glue-point draw:id="22" svg:x="-1.875cm" svg:y="1.875cm"/>
          <draw:glue-point draw:id="23" svg:x="-1.563cm" svg:y="2.292cm"/>
          <draw:glue-point draw:id="24" svg:x="-1.875cm" svg:y="3.125cm"/>
          <draw:glue-point draw:id="25" svg:x="-2.187cm" svg:y="2.083cm"/>
          <draw:glue-point draw:id="26" svg:x="-1.563cm" svg:y="1.667cm"/>
          <draw:glue-point draw:id="27" svg:x="-1.563cm" svg:y="2.917cm"/>
          <draw:glue-point draw:id="28" svg:x="-2.187cm" svg:y="3.333cm"/>
          <draw:glue-point draw:id="29" svg:x="-1.875cm" svg:y="1.875cm"/>
          <draw:glue-point draw:id="30" svg:x="-1.563cm" svg:y="2.292cm"/>
          <draw:glue-point draw:id="31" svg:x="-1.875cm" svg:y="3.125cm"/>
          <draw:glue-point draw:id="32" svg:x="-0.937cm" svg:y="1.25cm"/>
          <draw:glue-point draw:id="33" svg:x="-0.313cm" svg:y="0.833cm"/>
          <draw:glue-point draw:id="34" svg:x="-0.313cm" svg:y="2.083cm"/>
          <draw:glue-point draw:id="35" svg:x="-0.937cm" svg:y="2.5cm"/>
          <draw:glue-point draw:id="36" svg:x="-0.625cm" svg:y="1.042cm"/>
          <draw:glue-point draw:id="37" svg:x="-0.313cm" svg:y="1.458cm"/>
          <draw:glue-point draw:id="38" svg:x="-0.625cm" svg:y="2.292cm"/>
          <draw:glue-point draw:id="39" svg:x="-0.937cm" svg:y="1.25cm"/>
          <draw:glue-point draw:id="40" svg:x="-0.313cm" svg:y="0.833cm"/>
          <draw:glue-point draw:id="41" svg:x="-0.313cm" svg:y="2.083cm"/>
          <draw:glue-point draw:id="42" svg:x="-0.937cm" svg:y="2.5cm"/>
          <draw:glue-point draw:id="43" svg:x="-0.625cm" svg:y="1.042cm"/>
          <draw:glue-point draw:id="44" svg:x="-0.313cm" svg:y="1.458cm"/>
          <draw:glue-point draw:id="45" svg:x="-0.625cm" svg:y="2.292cm"/>
          <draw:glue-point draw:id="46" svg:x="0.313cm" svg:y="0.417cm"/>
          <draw:glue-point draw:id="47" svg:x="0.937cm" svg:y="0cm"/>
          <draw:glue-point draw:id="48" svg:x="0.937cm" svg:y="1.25cm"/>
          <draw:glue-point draw:id="49" svg:x="0.313cm" svg:y="1.667cm"/>
          <draw:glue-point draw:id="50" svg:x="0.625cm" svg:y="0.208cm"/>
          <draw:glue-point draw:id="51" svg:x="0.937cm" svg:y="0.625cm"/>
          <draw:glue-point draw:id="52" svg:x="0.625cm" svg:y="1.458cm"/>
          <draw:glue-point draw:id="53" svg:x="0.313cm" svg:y="0.417cm"/>
          <draw:glue-point draw:id="54" svg:x="0.937cm" svg:y="0cm"/>
          <draw:glue-point draw:id="55" svg:x="0.937cm" svg:y="1.25cm"/>
          <draw:glue-point draw:id="56" svg:x="0.313cm" svg:y="1.667cm"/>
          <draw:glue-point draw:id="57" svg:x="0.625cm" svg:y="0.208cm"/>
          <draw:glue-point draw:id="58" svg:x="0.937cm" svg:y="0.625cm"/>
          <draw:glue-point draw:id="59" svg:x="0.625cm" svg:y="1.458cm"/>
          <draw:glue-point draw:id="60" svg:x="1.563cm" svg:y="-0.417cm"/>
          <draw:glue-point draw:id="61" svg:x="2.187cm" svg:y="-0.833cm"/>
          <draw:glue-point draw:id="62" svg:x="2.187cm" svg:y="0.417cm"/>
          <draw:glue-point draw:id="63" svg:x="1.563cm" svg:y="0.833cm"/>
          <draw:glue-point draw:id="64" svg:x="1.875cm" svg:y="-0.625cm"/>
          <draw:glue-point draw:id="65" svg:x="2.187cm" svg:y="-0.208cm"/>
          <draw:glue-point draw:id="66" svg:x="1.875cm" svg:y="0.625cm"/>
          <draw:glue-point draw:id="67" svg:x="1.563cm" svg:y="-0.417cm"/>
          <draw:glue-point draw:id="68" svg:x="2.187cm" svg:y="-0.833cm"/>
          <draw:glue-point draw:id="69" svg:x="2.187cm" svg:y="0.417cm"/>
          <draw:glue-point draw:id="70" svg:x="1.563cm" svg:y="0.833cm"/>
          <draw:glue-point draw:id="71" svg:x="1.875cm" svg:y="-0.625cm"/>
          <draw:glue-point draw:id="72" svg:x="2.187cm" svg:y="-0.208cm"/>
          <draw:glue-point draw:id="73" svg:x="1.875cm" svg:y="0.625cm"/>
          <draw:glue-point draw:id="74" svg:x="2.813cm" svg:y="-1.25cm"/>
          <draw:glue-point draw:id="75" svg:x="3.438cm" svg:y="-1.667cm"/>
          <draw:glue-point draw:id="76" svg:x="3.438cm" svg:y="-0.417cm"/>
          <draw:glue-point draw:id="77" svg:x="2.813cm" svg:y="0cm"/>
          <draw:glue-point draw:id="78" svg:x="3.125cm" svg:y="-1.458cm"/>
          <draw:glue-point draw:id="79" svg:x="3.438cm" svg:y="-1.042cm"/>
          <draw:glue-point draw:id="80" svg:x="3.125cm" svg:y="-0.208cm"/>
          <draw:glue-point draw:id="81" svg:x="2.813cm" svg:y="-1.25cm"/>
          <draw:glue-point draw:id="82" svg:x="3.438cm" svg:y="-1.667cm"/>
          <draw:glue-point draw:id="83" svg:x="3.438cm" svg:y="-0.417cm"/>
          <draw:glue-point draw:id="84" svg:x="2.813cm" svg:y="0cm"/>
          <draw:glue-point draw:id="85" svg:x="3.125cm" svg:y="-1.458cm"/>
          <draw:glue-point draw:id="86" svg:x="3.438cm" svg:y="-1.042cm"/>
          <draw:glue-point draw:id="87" svg:x="3.125cm" svg:y="-0.208cm"/>
          <draw:glue-point draw:id="88" svg:x="4.063cm" svg:y="-2.083cm"/>
          <draw:glue-point draw:id="89" svg:x="4.688cm" svg:y="-2.5cm"/>
          <draw:glue-point draw:id="90" svg:x="4.688cm" svg:y="-1.25cm"/>
          <draw:glue-point draw:id="91" svg:x="4.063cm" svg:y="-0.833cm"/>
          <draw:glue-point draw:id="92" svg:x="4.375cm" svg:y="-2.292cm"/>
          <draw:glue-point draw:id="93" svg:x="4.688cm" svg:y="-1.875cm"/>
          <draw:glue-point draw:id="94" svg:x="4.375cm" svg:y="-1.042cm"/>
          <draw:glue-point draw:id="95" svg:x="4.063cm" svg:y="-2.083cm"/>
          <draw:glue-point draw:id="96" svg:x="4.688cm" svg:y="-2.5cm"/>
          <draw:glue-point draw:id="97" svg:x="4.688cm" svg:y="-1.25cm"/>
          <draw:glue-point draw:id="98" svg:x="4.063cm" svg:y="-0.833cm"/>
          <draw:glue-point draw:id="99" svg:x="4.375cm" svg:y="-2.292cm"/>
          <draw:glue-point draw:id="100" svg:x="4.688cm" svg:y="-1.875cm"/>
          <draw:glue-point draw:id="101" svg:x="4.375cm" svg:y="-1.042cm"/>
          <draw:glue-point draw:id="102" svg:x="-5cm" svg:y="0cm"/>
          <draw:glue-point draw:id="103" svg:x="2.5cm" svg:y="-5cm"/>
          <draw:glue-point draw:id="104" svg:x="5cm" svg:y="-3.333cm"/>
          <draw:glue-point draw:id="105" svg:x="-2.5cm" svg:y="1.667cm"/>
          <draw:glue-point draw:id="106" svg:x="-1.25cm" svg:y="-2.5cm"/>
          <draw:glue-point draw:id="107" svg:x="3.75cm" svg:y="-4.167cm"/>
          <draw:glue-point draw:id="108" svg:x="1.25cm" svg:y="-0.833cm"/>
          <draw:glue-point draw:id="109" svg:x="-5cm" svg:y="0cm"/>
          <draw:glue-point draw:id="110" svg:x="2.5cm" svg:y="-5cm"/>
          <draw:glue-point draw:id="111" svg:x="5cm" svg:y="-3.333cm"/>
          <draw:glue-point draw:id="112" svg:x="-2.5cm" svg:y="1.667cm"/>
          <draw:glue-point draw:id="113" svg:x="-1.25cm" svg:y="-2.5cm"/>
          <draw:glue-point draw:id="114" svg:x="3.75cm" svg:y="-4.167cm"/>
          <draw:glue-point draw:id="115" svg:x="1.25cm" svg:y="-0.833cm"/>
          <draw:glue-point draw:id="116" svg:x="2.187cm" svg:y="-3.75cm"/>
          <draw:glue-point draw:id="117" svg:x="2.813cm" svg:y="-4.167cm"/>
          <draw:glue-point draw:id="118" svg:x="3.438cm" svg:y="-3.75cm"/>
          <draw:glue-point draw:id="119" svg:x="2.813cm" svg:y="-3.333cm"/>
          <draw:glue-point draw:id="120" svg:x="2.5cm" svg:y="-3.958cm"/>
          <draw:glue-point draw:id="121" svg:x="3.125cm" svg:y="-3.958cm"/>
          <draw:glue-point draw:id="122" svg:x="3.125cm" svg:y="-3.542cm"/>
          <draw:glue-point draw:id="123" svg:x="2.187cm" svg:y="-3.75cm"/>
          <draw:glue-point draw:id="124" svg:x="2.813cm" svg:y="-4.167cm"/>
          <draw:glue-point draw:id="125" svg:x="3.438cm" svg:y="-3.75cm"/>
          <draw:glue-point draw:id="126" svg:x="2.813cm" svg:y="-3.333cm"/>
          <draw:glue-point draw:id="127" svg:x="2.5cm" svg:y="-3.958cm"/>
          <draw:glue-point draw:id="128" svg:x="3.125cm" svg:y="-3.958cm"/>
          <draw:glue-point draw:id="129" svg:x="3.125cm" svg:y="-3.542cm"/>
          <draw:glue-point draw:id="130" svg:x="2.187cm" svg:y="-3.75cm"/>
          <draw:glue-point draw:id="131" svg:x="2.813cm" svg:y="-3.333cm"/>
          <draw:glue-point draw:id="132" svg:x="2.813cm" svg:y="-2.917cm"/>
          <draw:glue-point draw:id="133" svg:x="2.187cm" svg:y="-3.333cm"/>
          <draw:glue-point draw:id="134" svg:x="2.5cm" svg:y="-3.542cm"/>
          <draw:glue-point draw:id="135" svg:x="2.813cm" svg:y="-3.125cm"/>
          <draw:glue-point draw:id="136" svg:x="2.5cm" svg:y="-3.125cm"/>
          <draw:glue-point draw:id="137" svg:x="2.187cm" svg:y="-3.75cm"/>
          <draw:glue-point draw:id="138" svg:x="2.813cm" svg:y="-3.333cm"/>
          <draw:glue-point draw:id="139" svg:x="2.813cm" svg:y="-2.917cm"/>
          <draw:glue-point draw:id="140" svg:x="2.187cm" svg:y="-3.333cm"/>
          <draw:glue-point draw:id="141" svg:x="2.5cm" svg:y="-3.542cm"/>
          <draw:glue-point draw:id="142" svg:x="2.813cm" svg:y="-3.125cm"/>
          <draw:glue-point draw:id="143" svg:x="2.5cm" svg:y="-3.125cm"/>
          <draw:glue-point draw:id="144" svg:x="2.813cm" svg:y="-3.333cm"/>
          <draw:glue-point draw:id="145" svg:x="3.438cm" svg:y="-3.75cm"/>
          <draw:glue-point draw:id="146" svg:x="3.438cm" svg:y="-3.333cm"/>
          <draw:glue-point draw:id="147" svg:x="2.813cm" svg:y="-2.917cm"/>
          <draw:glue-point draw:id="148" svg:x="3.125cm" svg:y="-3.542cm"/>
          <draw:glue-point draw:id="149" svg:x="3.438cm" svg:y="-3.542cm"/>
          <draw:glue-point draw:id="150" svg:x="3.125cm" svg:y="-3.125cm"/>
          <draw:glue-point draw:id="151" svg:x="2.813cm" svg:y="-3.333cm"/>
          <draw:glue-point draw:id="152" svg:x="3.438cm" svg:y="-3.75cm"/>
          <draw:glue-point draw:id="153" svg:x="3.438cm" svg:y="-3.333cm"/>
          <draw:glue-point draw:id="154" svg:x="2.813cm" svg:y="-2.917cm"/>
          <draw:glue-point draw:id="155" svg:x="3.125cm" svg:y="-3.542cm"/>
          <draw:glue-point draw:id="156" svg:x="3.438cm" svg:y="-3.542cm"/>
          <draw:glue-point draw:id="157" svg:x="3.125cm" svg:y="-3.125cm"/>
          <draw:glue-point draw:id="158" svg:x="0.313cm" svg:y="-2.5cm"/>
          <draw:glue-point draw:id="159" svg:x="0.937cm" svg:y="-2.917cm"/>
          <draw:glue-point draw:id="160" svg:x="1.563cm" svg:y="-2.5cm"/>
          <draw:glue-point draw:id="161" svg:x="0.937cm" svg:y="-2.083cm"/>
          <draw:glue-point draw:id="162" svg:x="0.625cm" svg:y="-2.708cm"/>
          <draw:glue-point draw:id="163" svg:x="1.25cm" svg:y="-2.708cm"/>
          <draw:glue-point draw:id="164" svg:x="1.25cm" svg:y="-2.292cm"/>
          <draw:glue-point draw:id="165" svg:x="0.313cm" svg:y="-2.5cm"/>
          <draw:glue-point draw:id="166" svg:x="0.937cm" svg:y="-2.917cm"/>
          <draw:glue-point draw:id="167" svg:x="1.563cm" svg:y="-2.5cm"/>
          <draw:glue-point draw:id="168" svg:x="0.937cm" svg:y="-2.083cm"/>
          <draw:glue-point draw:id="169" svg:x="0.625cm" svg:y="-2.708cm"/>
          <draw:glue-point draw:id="170" svg:x="1.25cm" svg:y="-2.708cm"/>
          <draw:glue-point draw:id="171" svg:x="1.25cm" svg:y="-2.292cm"/>
          <draw:glue-point draw:id="172" svg:x="0.313cm" svg:y="-2.5cm"/>
          <draw:glue-point draw:id="173" svg:x="0.937cm" svg:y="-2.083cm"/>
          <draw:glue-point draw:id="174" svg:x="0.937cm" svg:y="-1.667cm"/>
          <draw:glue-point draw:id="175" svg:x="0.313cm" svg:y="-2.083cm"/>
          <draw:glue-point draw:id="176" svg:x="0.625cm" svg:y="-2.292cm"/>
          <draw:glue-point draw:id="177" svg:x="0.937cm" svg:y="-1.875cm"/>
          <draw:glue-point draw:id="178" svg:x="0.625cm" svg:y="-1.875cm"/>
          <draw:glue-point draw:id="179" svg:x="0.313cm" svg:y="-2.5cm"/>
          <draw:glue-point draw:id="180" svg:x="0.937cm" svg:y="-2.083cm"/>
          <draw:glue-point draw:id="181" svg:x="0.937cm" svg:y="-1.667cm"/>
          <draw:glue-point draw:id="182" svg:x="0.313cm" svg:y="-2.083cm"/>
          <draw:glue-point draw:id="183" svg:x="0.625cm" svg:y="-2.292cm"/>
          <draw:glue-point draw:id="184" svg:x="0.937cm" svg:y="-1.875cm"/>
          <draw:glue-point draw:id="185" svg:x="0.625cm" svg:y="-1.875cm"/>
          <draw:glue-point draw:id="186" svg:x="0.937cm" svg:y="-2.083cm"/>
          <draw:glue-point draw:id="187" svg:x="1.563cm" svg:y="-2.5cm"/>
          <draw:glue-point draw:id="188" svg:x="1.563cm" svg:y="-2.083cm"/>
          <draw:glue-point draw:id="189" svg:x="0.937cm" svg:y="-1.667cm"/>
          <draw:glue-point draw:id="190" svg:x="1.25cm" svg:y="-2.292cm"/>
          <draw:glue-point draw:id="191" svg:x="1.563cm" svg:y="-2.292cm"/>
          <draw:glue-point draw:id="192" svg:x="1.25cm" svg:y="-1.875cm"/>
          <draw:glue-point draw:id="193" svg:x="0.937cm" svg:y="-2.083cm"/>
          <draw:glue-point draw:id="194" svg:x="1.563cm" svg:y="-2.5cm"/>
          <draw:glue-point draw:id="195" svg:x="1.563cm" svg:y="-2.083cm"/>
          <draw:glue-point draw:id="196" svg:x="0.937cm" svg:y="-1.667cm"/>
          <draw:glue-point draw:id="197" svg:x="1.25cm" svg:y="-2.292cm"/>
          <draw:glue-point draw:id="198" svg:x="1.563cm" svg:y="-2.292cm"/>
          <draw:glue-point draw:id="199" svg:x="1.25cm" svg:y="-1.875cm"/>
          <draw:glue-point draw:id="200" svg:x="-3.438cm" svg:y="0cm"/>
          <draw:glue-point draw:id="201" svg:x="-2.813cm" svg:y="-0.417cm"/>
          <draw:glue-point draw:id="202" svg:x="-2.187cm" svg:y="0cm"/>
          <draw:glue-point draw:id="203" svg:x="-2.813cm" svg:y="0.417cm"/>
          <draw:glue-point draw:id="204" svg:x="-3.125cm" svg:y="-0.208cm"/>
          <draw:glue-point draw:id="205" svg:x="-2.5cm" svg:y="-0.208cm"/>
          <draw:glue-point draw:id="206" svg:x="-2.5cm" svg:y="0.208cm"/>
          <draw:glue-point draw:id="207" svg:x="-3.438cm" svg:y="0cm"/>
          <draw:glue-point draw:id="208" svg:x="-2.813cm" svg:y="-0.417cm"/>
          <draw:glue-point draw:id="209" svg:x="-2.187cm" svg:y="0cm"/>
          <draw:glue-point draw:id="210" svg:x="-2.813cm" svg:y="0.417cm"/>
          <draw:glue-point draw:id="211" svg:x="-3.125cm" svg:y="-0.208cm"/>
          <draw:glue-point draw:id="212" svg:x="-2.5cm" svg:y="-0.208cm"/>
          <draw:glue-point draw:id="213" svg:x="-2.5cm" svg:y="0.208cm"/>
          <draw:glue-point draw:id="214" svg:x="-3.438cm" svg:y="0cm"/>
          <draw:glue-point draw:id="215" svg:x="-2.813cm" svg:y="0.417cm"/>
          <draw:glue-point draw:id="216" svg:x="-2.813cm" svg:y="0.833cm"/>
          <draw:glue-point draw:id="217" svg:x="-3.438cm" svg:y="0.417cm"/>
          <draw:glue-point draw:id="218" svg:x="-3.125cm" svg:y="0.208cm"/>
          <draw:glue-point draw:id="219" svg:x="-2.813cm" svg:y="0.625cm"/>
          <draw:glue-point draw:id="220" svg:x="-3.125cm" svg:y="0.625cm"/>
          <draw:glue-point draw:id="221" svg:x="-3.438cm" svg:y="0cm"/>
          <draw:glue-point draw:id="222" svg:x="-2.813cm" svg:y="0.417cm"/>
          <draw:glue-point draw:id="223" svg:x="-2.813cm" svg:y="0.833cm"/>
          <draw:glue-point draw:id="224" svg:x="-3.438cm" svg:y="0.417cm"/>
          <draw:glue-point draw:id="225" svg:x="-3.125cm" svg:y="0.208cm"/>
          <draw:glue-point draw:id="226" svg:x="-2.813cm" svg:y="0.625cm"/>
          <draw:glue-point draw:id="227" svg:x="-3.125cm" svg:y="0.625cm"/>
          <draw:glue-point draw:id="228" svg:x="-2.813cm" svg:y="0.417cm"/>
          <draw:glue-point draw:id="229" svg:x="-2.187cm" svg:y="0cm"/>
          <draw:glue-point draw:id="230" svg:x="-2.187cm" svg:y="0.417cm"/>
          <draw:glue-point draw:id="231" svg:x="-2.813cm" svg:y="0.833cm"/>
          <draw:glue-point draw:id="232" svg:x="-2.5cm" svg:y="0.208cm"/>
          <draw:glue-point draw:id="233" svg:x="-2.187cm" svg:y="0.208cm"/>
          <draw:glue-point draw:id="234" svg:x="-2.5cm" svg:y="0.625cm"/>
          <draw:glue-point draw:id="235" svg:x="-2.813cm" svg:y="0.417cm"/>
          <draw:glue-point draw:id="236" svg:x="-2.187cm" svg:y="0cm"/>
          <draw:glue-point draw:id="237" svg:x="-2.187cm" svg:y="0.417cm"/>
          <draw:glue-point draw:id="238" svg:x="-2.813cm" svg:y="0.833cm"/>
          <draw:glue-point draw:id="239" svg:x="-2.5cm" svg:y="0.208cm"/>
          <draw:glue-point draw:id="240" svg:x="-2.187cm" svg:y="0.208cm"/>
          <draw:glue-point draw:id="241" svg:x="-2.5cm" svg:y="0.625cm"/>
          <draw:glue-point draw:id="242" svg:x="-5cm" svg:y="0cm"/>
          <draw:glue-point draw:id="243" svg:x="-2.5cm" svg:y="1.667cm"/>
          <draw:glue-point draw:id="244" svg:x="-2.5cm" svg:y="5cm"/>
          <draw:glue-point draw:id="245" svg:x="-5cm" svg:y="3.333cm"/>
          <draw:glue-point draw:id="246" svg:x="-3.75cm" svg:y="0.833cm"/>
          <draw:glue-point draw:id="247" svg:x="-2.5cm" svg:y="3.333cm"/>
          <draw:glue-point draw:id="248" svg:x="-3.75cm" svg:y="4.167cm"/>
          <draw:glue-point draw:id="249" svg:x="-5cm" svg:y="0cm"/>
          <draw:glue-point draw:id="250" svg:x="-2.5cm" svg:y="1.667cm"/>
          <draw:glue-point draw:id="251" svg:x="-2.5cm" svg:y="5cm"/>
          <draw:glue-point draw:id="252" svg:x="-5cm" svg:y="3.333cm"/>
          <draw:glue-point draw:id="253" svg:x="-3.75cm" svg:y="0.833cm"/>
          <draw:glue-point draw:id="254" svg:x="-2.5cm" svg:y="3.333cm"/>
          <draw:glue-point draw:id="255" svg:x="-3.75cm" svg:y="4.167cm"/>
          <draw:glue-point draw:id="256" svg:x="-2.813cm" svg:y="2.083cm"/>
          <draw:glue-point draw:id="257" svg:x="-4.688cm" svg:y="0.833cm"/>
          <draw:glue-point draw:id="258" svg:x="-4.688cm" svg:y="2.083cm"/>
          <draw:glue-point draw:id="259" svg:x="-2.813cm" svg:y="3.333cm"/>
          <draw:glue-point draw:id="260" svg:x="-3.75cm" svg:y="1.458cm"/>
          <draw:glue-point draw:id="261" svg:x="-4.688cm" svg:y="1.458cm"/>
          <draw:glue-point draw:id="262" svg:x="-3.75cm" svg:y="2.708cm"/>
          <draw:glue-point draw:id="263" svg:x="-2.813cm" svg:y="2.083cm"/>
          <draw:glue-point draw:id="264" svg:x="-4.688cm" svg:y="0.833cm"/>
          <draw:glue-point draw:id="265" svg:x="-4.688cm" svg:y="2.083cm"/>
          <draw:glue-point draw:id="266" svg:x="-2.813cm" svg:y="3.333cm"/>
          <draw:glue-point draw:id="267" svg:x="-3.75cm" svg:y="1.458cm"/>
          <draw:glue-point draw:id="268" svg:x="-4.688cm" svg:y="1.458cm"/>
          <draw:glue-point draw:id="269" svg:x="-3.75cm" svg:y="2.708cm"/>
          <draw:glue-point draw:id="270" svg:x="-1.563cm" svg:y="-1.25cm"/>
          <draw:glue-point draw:id="271" svg:x="-0.937cm" svg:y="-1.667cm"/>
          <draw:glue-point draw:id="272" svg:x="-0.313cm" svg:y="-1.25cm"/>
          <draw:glue-point draw:id="273" svg:x="-0.937cm" svg:y="-0.833cm"/>
          <draw:glue-point draw:id="274" svg:x="-1.25cm" svg:y="-1.458cm"/>
          <draw:glue-point draw:id="275" svg:x="-0.625cm" svg:y="-1.458cm"/>
          <draw:glue-point draw:id="276" svg:x="-0.625cm" svg:y="-1.042cm"/>
          <draw:glue-point draw:id="277" svg:x="-1.563cm" svg:y="-1.25cm"/>
          <draw:glue-point draw:id="278" svg:x="-0.937cm" svg:y="-1.667cm"/>
          <draw:glue-point draw:id="279" svg:x="-0.313cm" svg:y="-1.25cm"/>
          <draw:glue-point draw:id="280" svg:x="-0.937cm" svg:y="-0.833cm"/>
          <draw:glue-point draw:id="281" svg:x="-1.25cm" svg:y="-1.458cm"/>
          <draw:glue-point draw:id="282" svg:x="-0.625cm" svg:y="-1.458cm"/>
          <draw:glue-point draw:id="283" svg:x="-0.625cm" svg:y="-1.042cm"/>
          <draw:glue-point draw:id="284" svg:x="-1.563cm" svg:y="-1.25cm"/>
          <draw:glue-point draw:id="285" svg:x="-0.937cm" svg:y="-0.833cm"/>
          <draw:glue-point draw:id="286" svg:x="-0.937cm" svg:y="-0.417cm"/>
          <draw:glue-point draw:id="287" svg:x="-1.563cm" svg:y="-0.833cm"/>
          <draw:glue-point draw:id="288" svg:x="-1.25cm" svg:y="-1.042cm"/>
          <draw:glue-point draw:id="289" svg:x="-0.937cm" svg:y="-0.625cm"/>
          <draw:glue-point draw:id="290" svg:x="-1.25cm" svg:y="-0.625cm"/>
          <draw:glue-point draw:id="291" svg:x="-1.563cm" svg:y="-1.25cm"/>
          <draw:glue-point draw:id="292" svg:x="-0.937cm" svg:y="-0.833cm"/>
          <draw:glue-point draw:id="293" svg:x="-0.937cm" svg:y="-0.417cm"/>
          <draw:glue-point draw:id="294" svg:x="-1.563cm" svg:y="-0.833cm"/>
          <draw:glue-point draw:id="295" svg:x="-1.25cm" svg:y="-1.042cm"/>
          <draw:glue-point draw:id="296" svg:x="-0.937cm" svg:y="-0.625cm"/>
          <draw:glue-point draw:id="297" svg:x="-1.25cm" svg:y="-0.625cm"/>
          <draw:glue-point draw:id="298" svg:x="-0.937cm" svg:y="-0.833cm"/>
          <draw:glue-point draw:id="299" svg:x="-0.313cm" svg:y="-1.25cm"/>
          <draw:glue-point draw:id="300" svg:x="-0.313cm" svg:y="-0.833cm"/>
          <draw:glue-point draw:id="301" svg:x="-0.937cm" svg:y="-0.417cm"/>
          <draw:glue-point draw:id="302" svg:x="-0.625cm" svg:y="-1.042cm"/>
          <draw:glue-point draw:id="303" svg:x="-0.313cm" svg:y="-1.042cm"/>
          <draw:glue-point draw:id="304" svg:x="-0.625cm" svg:y="-0.625cm"/>
          <draw:glue-point draw:id="305" svg:x="-0.937cm" svg:y="-0.833cm"/>
          <draw:glue-point draw:id="306" svg:x="-0.313cm" svg:y="-1.25cm"/>
          <draw:glue-point draw:id="307" svg:x="-0.313cm" svg:y="-0.833cm"/>
          <draw:glue-point draw:id="308" svg:x="-0.937cm" svg:y="-0.417cm"/>
          <draw:glue-point draw:id="309" svg:x="-0.625cm" svg:y="-1.042cm"/>
          <draw:glue-point draw:id="310" svg:x="-0.313cm" svg:y="-1.042cm"/>
          <draw:glue-point draw:id="311" svg:x="-0.625cm" svg:y="-0.625cm"/>
          <draw:glue-point draw:id="312" svg:x="0.144cm" svg:y="-0.632cm"/>
          <draw:polygon draw:style-name="gr1" draw:layer="layout" svg:width="2cm" svg:height="1.667cm" svg:x="0.667cm" svg:y="0.333cm" svg:viewBox="0 0 2001 1668" draw:points="0,1000 2001,0 2001,667 0,1668">
            <text:p/>
          </draw:polygon>
          <draw:polygon draw:style-name="gr2" draw:layer="layout" svg:width="2cm" svg:height="1.667cm" svg:x="0.667cm" svg:y="0.333cm" svg:viewBox="0 0 2001 1668" draw:points="0,1000 2001,0 2001,667 0,1668">
            <text:p/>
          </draw:polygon>
          <draw:polygon draw:style-name="gr3" draw:layer="layout" svg:width="0.167cm" svg:height="0.333cm" svg:x="0.75cm" svg:y="1.333cm" svg:viewBox="0 0 168 334" draw:points="0,83 168,0 168,250 0,334">
            <text:p/>
          </draw:polygon>
          <draw:polygon draw:style-name="gr2" draw:layer="layout" svg:width="0.167cm" svg:height="0.333cm" svg:x="0.75cm" svg:y="1.333cm" svg:viewBox="0 0 168 334" draw:points="0,83 168,0 168,250 0,334">
            <text:p/>
          </draw:polygon>
          <draw:polygon draw:style-name="gr3" draw:layer="layout" svg:width="0.167cm" svg:height="0.333cm" svg:x="1.083cm" svg:y="1.167cm" svg:viewBox="0 0 168 334" draw:points="0,83 168,0 168,250 0,334">
            <text:p/>
          </draw:polygon>
          <draw:polygon draw:style-name="gr2" draw:layer="layout" svg:width="0.167cm" svg:height="0.333cm" svg:x="1.083cm" svg:y="1.167cm" svg:viewBox="0 0 168 334" draw:points="0,83 168,0 168,250 0,334">
            <text:p/>
          </draw:polygon>
          <draw:polygon draw:style-name="gr3" draw:layer="layout" svg:width="0.167cm" svg:height="0.333cm" svg:x="1.417cm" svg:y="1cm" svg:viewBox="0 0 168 334" draw:points="0,83 168,0 168,250 0,334">
            <text:p/>
          </draw:polygon>
          <draw:polygon draw:style-name="gr2" draw:layer="layout" svg:width="0.167cm" svg:height="0.333cm" svg:x="1.417cm" svg:y="1cm" svg:viewBox="0 0 168 334" draw:points="0,83 168,0 168,250 0,334">
            <text:p/>
          </draw:polygon>
          <draw:polygon draw:style-name="gr3" draw:layer="layout" svg:width="0.167cm" svg:height="0.333cm" svg:x="1.75cm" svg:y="0.833cm" svg:viewBox="0 0 168 334" draw:points="0,83 168,0 168,250 0,334">
            <text:p/>
          </draw:polygon>
          <draw:polygon draw:style-name="gr2" draw:layer="layout" svg:width="0.167cm" svg:height="0.333cm" svg:x="1.75cm" svg:y="0.833cm" svg:viewBox="0 0 168 334" draw:points="0,83 168,0 168,250 0,334">
            <text:p/>
          </draw:polygon>
          <draw:polygon draw:style-name="gr3" draw:layer="layout" svg:width="0.167cm" svg:height="0.333cm" svg:x="2.083cm" svg:y="0.667cm" svg:viewBox="0 0 168 334" draw:points="0,83 168,0 168,250 0,334">
            <text:p/>
          </draw:polygon>
          <draw:polygon draw:style-name="gr2" draw:layer="layout" svg:width="0.167cm" svg:height="0.333cm" svg:x="2.083cm" svg:y="0.667cm" svg:viewBox="0 0 168 334" draw:points="0,83 168,0 168,250 0,334">
            <text:p/>
          </draw:polygon>
          <draw:polygon draw:style-name="gr3" draw:layer="layout" svg:width="0.167cm" svg:height="0.333cm" svg:x="2.417cm" svg:y="0.5cm" svg:viewBox="0 0 168 334" draw:points="0,83 168,0 168,250 0,334">
            <text:p/>
          </draw:polygon>
          <draw:polygon draw:style-name="gr2" draw:layer="layout" svg:width="0.167cm" svg:height="0.333cm" svg:x="2.417cm" svg:y="0.5cm" svg:viewBox="0 0 168 334" draw:points="0,83 168,0 168,250 0,334">
            <text:p/>
          </draw:polygon>
          <draw:polygon draw:style-name="gr4" draw:layer="layout" svg:width="2.667cm" svg:height="1.333cm" svg:x="0cm" svg:y="0cm" svg:viewBox="0 0 2668 1334" draw:points="0,1000 2001,0 2668,333 667,1334">
            <text:p/>
          </draw:polygon>
          <draw:polygon draw:style-name="gr2" draw:layer="layout" svg:width="2.667cm" svg:height="1.333cm" svg:x="0cm" svg:y="0cm" svg:viewBox="0 0 2668 1334" draw:points="0,1000 2001,0 2668,333 667,1334">
            <text:p/>
          </draw:polygon>
          <draw:polygon draw:style-name="gr4" draw:layer="layout" svg:width="0.333cm" svg:height="0.167cm" svg:x="1.917cm" svg:y="0.167cm" svg:viewBox="0 0 334 168" draw:points="0,84 167,0 334,84 167,168">
            <text:p/>
          </draw:polygon>
          <draw:polygon draw:style-name="gr2" draw:layer="layout" svg:width="0.333cm" svg:height="0.167cm" svg:x="1.917cm" svg:y="0.167cm" svg:viewBox="0 0 334 168" draw:points="0,84 167,0 334,84 167,168">
            <text:p/>
          </draw:polygon>
          <draw:polygon draw:style-name="gr5" draw:layer="layout" svg:width="0.167cm" svg:height="0.167cm" svg:x="1.917cm" svg:y="0.25cm" svg:viewBox="0 0 168 168" draw:points="0,0 168,84 168,168 0,84">
            <text:p/>
          </draw:polygon>
          <draw:polygon draw:style-name="gr2" draw:layer="layout" svg:width="0.167cm" svg:height="0.167cm" svg:x="1.917cm" svg:y="0.25cm" svg:viewBox="0 0 168 168" draw:points="0,0 168,84 168,168 0,84">
            <text:p/>
          </draw:polygon>
          <draw:polygon draw:style-name="gr4" draw:layer="layout" svg:width="0.167cm" svg:height="0.167cm" svg:x="2.083cm" svg:y="0.25cm" svg:viewBox="0 0 168 168" draw:points="0,84 168,0 168,84 0,168">
            <text:p/>
          </draw:polygon>
          <draw:polygon draw:style-name="gr2" draw:layer="layout" svg:width="0.167cm" svg:height="0.167cm" svg:x="2.083cm" svg:y="0.25cm" svg:viewBox="0 0 168 168" draw:points="0,84 168,0 168,84 0,168">
            <text:p/>
          </draw:polygon>
          <draw:polygon draw:style-name="gr4" draw:layer="layout" svg:width="0.333cm" svg:height="0.167cm" svg:x="1.417cm" svg:y="0.417cm" svg:viewBox="0 0 334 168" draw:points="0,84 167,0 334,84 167,168">
            <text:p/>
          </draw:polygon>
          <draw:polygon draw:style-name="gr2" draw:layer="layout" svg:width="0.333cm" svg:height="0.167cm" svg:x="1.417cm" svg:y="0.417cm" svg:viewBox="0 0 334 168" draw:points="0,84 167,0 334,84 167,168">
            <text:p/>
          </draw:polygon>
          <draw:polygon draw:style-name="gr5" draw:layer="layout" svg:width="0.167cm" svg:height="0.167cm" svg:x="1.417cm" svg:y="0.5cm" svg:viewBox="0 0 168 168" draw:points="0,0 168,84 168,168 0,84">
            <text:p/>
          </draw:polygon>
          <draw:polygon draw:style-name="gr2" draw:layer="layout" svg:width="0.167cm" svg:height="0.167cm" svg:x="1.417cm" svg:y="0.5cm" svg:viewBox="0 0 168 168" draw:points="0,0 168,84 168,168 0,84">
            <text:p/>
          </draw:polygon>
          <draw:polygon draw:style-name="gr4" draw:layer="layout" svg:width="0.167cm" svg:height="0.167cm" svg:x="1.583cm" svg:y="0.5cm" svg:viewBox="0 0 168 168" draw:points="0,84 168,0 168,84 0,168">
            <text:p/>
          </draw:polygon>
          <draw:polygon draw:style-name="gr2" draw:layer="layout" svg:width="0.167cm" svg:height="0.167cm" svg:x="1.583cm" svg:y="0.5cm" svg:viewBox="0 0 168 168" draw:points="0,84 168,0 168,84 0,168">
            <text:p/>
          </draw:polygon>
          <draw:polygon draw:style-name="gr4" draw:layer="layout" svg:width="0.333cm" svg:height="0.167cm" svg:x="0.417cm" svg:y="0.917cm" svg:viewBox="0 0 334 168" draw:points="0,84 167,0 334,84 167,168">
            <text:p/>
          </draw:polygon>
          <draw:polygon draw:style-name="gr2" draw:layer="layout" svg:width="0.333cm" svg:height="0.167cm" svg:x="0.417cm" svg:y="0.917cm" svg:viewBox="0 0 334 168" draw:points="0,84 167,0 334,84 167,168">
            <text:p/>
          </draw:polygon>
          <draw:polygon draw:style-name="gr5" draw:layer="layout" svg:width="0.167cm" svg:height="0.167cm" svg:x="0.417cm" svg:y="1cm" svg:viewBox="0 0 168 168" draw:points="0,0 168,84 168,168 0,84">
            <text:p/>
          </draw:polygon>
          <draw:polygon draw:style-name="gr2" draw:layer="layout" svg:width="0.167cm" svg:height="0.167cm" svg:x="0.417cm" svg:y="1cm" svg:viewBox="0 0 168 168" draw:points="0,0 168,84 168,168 0,84">
            <text:p/>
          </draw:polygon>
          <draw:polygon draw:style-name="gr4" draw:layer="layout" svg:width="0.167cm" svg:height="0.167cm" svg:x="0.583cm" svg:y="1cm" svg:viewBox="0 0 168 168" draw:points="0,84 168,0 168,84 0,168">
            <text:p/>
          </draw:polygon>
          <draw:polygon draw:style-name="gr2" draw:layer="layout" svg:width="0.167cm" svg:height="0.167cm" svg:x="0.583cm" svg:y="1cm" svg:viewBox="0 0 168 168" draw:points="0,84 168,0 168,84 0,168">
            <text:p/>
          </draw:polygon>
          <draw:polygon draw:style-name="gr6" draw:layer="layout" svg:width="0.667cm" svg:height="1cm" svg:x="0cm" svg:y="1cm" svg:viewBox="0 0 668 1001" draw:points="0,0 668,333 668,1001 0,667">
            <text:p/>
          </draw:polygon>
          <draw:polygon draw:style-name="gr2" draw:layer="layout" svg:width="0.667cm" svg:height="1cm" svg:x="0cm" svg:y="1cm" svg:viewBox="0 0 668 1001" draw:points="0,0 668,333 668,1001 0,667">
            <text:p/>
          </draw:polygon>
          <draw:polygon draw:style-name="gr3" draw:layer="layout" svg:width="0.5cm" svg:height="0.5cm" svg:x="0.083cm" svg:y="1.167cm" svg:viewBox="0 0 501 501" draw:points="501,250 0,0 0,250 501,501">
            <text:p/>
          </draw:polygon>
          <draw:polygon draw:style-name="gr2" draw:layer="layout" svg:width="0.5cm" svg:height="0.5cm" svg:x="0.083cm" svg:y="1.167cm" svg:viewBox="0 0 501 501" draw:points="501,250 0,0 0,250 501,501">
            <text:p/>
          </draw:polygon>
          <draw:polygon draw:style-name="gr4" draw:layer="layout" svg:width="0.333cm" svg:height="0.167cm" svg:x="0.917cm" svg:y="0.667cm" svg:viewBox="0 0 334 168" draw:points="0,84 167,0 334,84 167,168">
            <text:p/>
          </draw:polygon>
          <draw:polygon draw:style-name="gr2" draw:layer="layout" svg:width="0.333cm" svg:height="0.167cm" svg:x="0.917cm" svg:y="0.667cm" svg:viewBox="0 0 334 168" draw:points="0,84 167,0 334,84 167,168">
            <text:p/>
          </draw:polygon>
          <draw:polygon draw:style-name="gr5" draw:layer="layout" svg:width="0.167cm" svg:height="0.167cm" svg:x="0.917cm" svg:y="0.75cm" svg:viewBox="0 0 168 168" draw:points="0,0 168,84 168,168 0,84">
            <text:p/>
          </draw:polygon>
          <draw:polygon draw:style-name="gr2" draw:layer="layout" svg:width="0.167cm" svg:height="0.167cm" svg:x="0.917cm" svg:y="0.75cm" svg:viewBox="0 0 168 168" draw:points="0,0 168,84 168,168 0,84">
            <text:p/>
          </draw:polygon>
          <draw:polygon draw:style-name="gr4" draw:layer="layout" svg:width="0.167cm" svg:height="0.167cm" svg:x="1.083cm" svg:y="0.75cm" svg:viewBox="0 0 168 168" draw:points="0,84 168,0 168,84 0,168">
            <text:p/>
          </draw:polygon>
          <draw:polygon draw:style-name="gr2" draw:layer="layout" svg:width="0.167cm" svg:height="0.167cm" svg:x="1.083cm" svg:y="0.75cm" svg:viewBox="0 0 168 168" draw:points="0,84 168,0 168,84 0,16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rain2</dc:title>
    <meta:creation-date>2011-02-07T17:01:57</meta:creation-date>
    <meta:editing-duration>P0D</meta:editing-duration>
    <meta:editing-cycles>1</meta:editing-cycles>
    <meta:document-statistic meta:object-count="45"/>
    <meta:generator>OpenOffice.org/3.3$Linux OpenOffice.org_project/330m20$Build-9567</meta:generator>
  </office:meta>
</office:document-meta>
</file>